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none" draw:fill-color="#ffff00" draw:textarea-horizontal-align="justify" draw:textarea-vertical-align="middle" draw:auto-grow-height="false" fo:min-height="1cm" fo:min-width="13.7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00a933" draw:marker-start="Arrowheads_20_3"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00" draw:textarea-horizontal-align="justify" draw:textarea-vertical-align="middle" draw:auto-grow-height="false" fo:min-height="1cm" fo:min-width="1.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2a6099" draw:marker-end="Arrowheads_20_1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svg:stroke-color="#00a933" draw:marker-start="Arrowheads_20_3" draw:marker-end="Arrowheads_20_3" draw:marker-end-width="0.3cm" draw:fill="none" draw:textarea-vertical-align="middle"/>
    </style:style>
    <style:style style:name="gr8" style:family="graphic" style:parent-style-name="standard" style:list-style-name="L1">
      <style:graphic-properties draw:fill-color="#ffff00" draw:textarea-horizontal-align="justify" draw:textarea-vertical-align="middle" draw:auto-grow-height="false" fo:min-height="1.75cm" fo:min-width="3.5cm"/>
      <style:paragraph-properties style:writing-mode="lr-tb"/>
    </style:style>
    <style:style style:name="gr9" style:family="graphic" style:parent-style-name="standard" style:list-style-name="L1">
      <style:graphic-properties draw:fill-color="#ffff00" draw:textarea-horizontal-align="justify" draw:textarea-vertical-align="middle" draw:auto-grow-height="false" fo:min-height="1.75cm" fo:min-width="3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2.75cm"/>
      <style:paragraph-properties style:writing-mode="lr-tb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342cm" fo:min-width="2.50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2.048cm" fo:min-width="2.33cm"/>
      <style:paragraph-properties style:writing-mode="lr-tb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.342cm" fo:min-width="2.152cm"/>
      <style:paragraph-properties style:writing-mode="lr-tb"/>
    </style:style>
    <style:style style:name="gr16" style:family="graphic" style:parent-style-name="objectwithoutfill" style:list-style-name="L1">
      <style:graphic-properties svg:stroke-color="#2a6099" draw:marker-start="Arrowheads_20_3" draw:marker-end="" draw:marker-end-width="0.3cm" draw:fill="none" draw:textarea-vertical-align="middle"/>
      <style:paragraph-properties style:writing-mode="lr-tb"/>
    </style:style>
    <style:style style:name="gr17" style:family="graphic" style:parent-style-name="standard" style:list-style-name="L1">
      <style:graphic-properties draw:fill="none" draw:fill-color="#ffff00" draw:textarea-horizontal-align="justify" draw:textarea-vertical-align="top" draw:auto-grow-height="false" fo:min-height="2.25cm" fo:min-width="9.5cm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ash" draw:fill="none" draw:fill-color="#ffff00" draw:textarea-horizontal-align="justify" draw:textarea-vertical-align="top" draw:auto-grow-height="false" fo:min-height="3cm" fo:min-width="6.7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tyle="normal" fo:font-weight="bold"/>
    </style:style>
    <style:style style:name="P2" style:family="paragraph">
      <loext:graphic-properties draw:fill="none" draw:fill-color="#ffff00"/>
      <style:paragraph-properties fo:margin-left="0cm" fo:margin-right="0cm" fo:margin-top="0cm" fo:margin-bottom="0cm" fo:line-height="100%" fo:text-align="center" fo:text-indent="0cm"/>
      <style:text-properties fo:font-style="normal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color="#000000" loext:opacity="100%"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tyle="normal"/>
    </style:style>
    <style:style style:name="P9" style:family="paragraph">
      <loext:graphic-properties draw:fill-color="#ffff00"/>
      <style:paragraph-properties fo:margin-left="0cm" fo:margin-right="0cm" fo:margin-top="0cm" fo:margin-bottom="0cm" fo:line-height="100%" fo:text-align="center" fo:text-indent="0cm"/>
      <style:text-properties fo:font-style="normal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text-align="center"/>
      <style:text-properties fo:color="#bf0041" loext:opacity="100%" fo:font-size="14pt"/>
    </style:style>
    <style:style style:name="P15" style:family="paragraph">
      <loext:graphic-properties draw:fill="none"/>
      <style:paragraph-properties fo:text-align="center"/>
      <style:text-properties fo:color="#bf0041" loext:opacity="100%"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11pt" fo:font-style="normal" fo:font-weight="normal" style:font-size-asian="11pt" style:font-size-complex="11pt"/>
    </style:style>
    <style:style style:name="P17" style:family="paragraph">
      <loext:graphic-properties draw:fill="none" draw:fill-color="#ffff00"/>
      <style:paragraph-properties fo:margin-left="0cm" fo:margin-right="0cm" fo:margin-top="0cm" fo:margin-bottom="0cm" fo:line-height="100%" fo:text-align="start" fo:text-indent="0cm"/>
      <style:text-properties fo:font-size="11pt" fo:font-style="normal" fo:font-weight="normal" style:font-size-asian="11pt" style:font-size-complex="11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color="#bf0041" loext:opacity="100%" fo:font-size="11pt" fo:font-style="normal" fo:font-weight="normal" style:font-size-asian="11pt" style:font-size-complex="11pt"/>
    </style:style>
    <style:style style:name="P19" style:family="paragraph">
      <loext:graphic-properties draw:fill="none" draw:fill-color="#ffff00"/>
      <style:paragraph-properties fo:margin-left="0cm" fo:margin-right="0cm" fo:margin-top="0cm" fo:margin-bottom="0cm" fo:line-height="100%" fo:text-align="start" fo:text-indent="0cm"/>
      <style:text-properties fo:color="#bf0041" loext:opacity="100%" fo:font-size="11pt" fo:font-style="normal" fo:font-weight="normal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a933" loext:opacity="100%" fo:font-size="14pt" style:font-size-asian="14pt" style:font-size-complex="14pt"/>
    </style:style>
    <style:style style:name="T3" style:family="text">
      <style:text-properties fo:color="#c9211e" loext:opacity="100%" fo:font-size="14pt" style:font-size-asian="14pt" style:font-size-complex="14pt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bf0041" loext:opacity="100%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PingFang SC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bf0041" loext:opacity="100%" fo:font-size="11pt" fo:font-style="normal" fo:font-weight="normal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5cm" svg:height="1.25cm" svg:x="14.25cm" svg:y="1.25cm">
          <text:p text:style-name="P1"><text:span text:style-name="T1">Energy Flow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22cm" svg:y1="5.75cm" svg:x2="25cm" svg:y2="7cm">
          <text:p text:style-name="P3"><text:span text:style-name="T1">VPvValue</text:span></text:p>
          <text:p text:style-name="P3"><text:span text:style-name="T1"/></text:p>
        </draw:line>
        <draw:line draw:style-name="gr3" draw:text-style-name="P4" draw:layer="layout" svg:x1="19.5cm" svg:y1="13cm" svg:x2="23.25cm" svg:y2="11.75cm">
          <text:p text:style-name="P5"><text:span text:style-name="T1">VValue</text:span></text:p>
          <text:p text:style-name="P5"><text:span text:style-name="T1"/></text:p>
        </draw:line>
        <draw:custom-shape draw:style-name="gr4" draw:text-style-name="P2" draw:layer="layout" svg:width="2cm" svg:height="1.25cm" svg:x="25.963cm" svg:y="8.042cm">
          <text:p text:style-name="P1"><text:span text:style-name="T2">Soc</text:span><text:span text:style-name="T1"> [%]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5cm" svg:y1="29.25cm" svg:x2="11cm" svg:y2="26.75cm">
          <text:p/>
        </draw:line>
        <draw:line draw:style-name="gr6" draw:text-style-name="P4" draw:layer="layout" svg:x1="5.75cm" svg:y1="15.25cm" svg:x2="9cm" svg:y2="13.75cm">
          <text:p text:style-name="P5"><text:span text:style-name="T3">HPvSolar</text:span></text:p>
          <text:p text:style-name="P5"><text:span text:style-name="T1"/></text:p>
        </draw:line>
        <draw:line draw:style-name="gr3" draw:text-style-name="P4" draw:layer="layout" svg:x1="5.75cm" svg:y1="11cm" svg:x2="9.5cm" svg:y2="12.5cm">
          <text:p text:style-name="P5"><text:span text:style-name="T1">TValue</text:span></text:p>
          <text:p text:style-name="P5"><text:span text:style-name="T1"/></text:p>
        </draw:line>
        <draw:line draw:style-name="gr7" draw:text-style-name="P6" draw:layer="layout" svg:x1="25.75cm" svg:y1="7.75cm" svg:x2="25.5cm" svg:y2="10.5cm">
          <text:p/>
        </draw:line>
        <draw:line draw:style-name="gr3" draw:text-style-name="P7" draw:layer="layout" svg:x1="13cm" svg:y1="13.5cm" svg:x2="16cm" svg:y2="13.5cm">
          <text:p text:style-name="P3"><text:span text:style-name="T4">EValue</text:span></text:p>
          <text:p text:style-name="P3"><text:span text:style-name="T4"/></text:p>
        </draw:line>
        <draw:custom-shape draw:style-name="gr8" draw:text-style-name="P9" draw:layer="layout" svg:width="4cm" svg:height="2cm" svg:x="18cm" svg:y="4.5cm">
          <text:p text:style-name="P8"><text:span text:style-name="T1">Victron Solar</text:span></text:p>
          <text:p text:style-name="P8"><text:span text:style-name="T1">3,6 kWp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cm" svg:height="2cm" svg:x="1.75cm" svg:y="14.25cm">
          <text:p text:style-name="P8"><text:span text:style-name="T1">House Solar</text:span></text:p>
          <text:p text:style-name="P8"><text:span text:style-name="T1">6,84 kWp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cm" svg:height="2.25cm" svg:x="1.75cm" svg:y="10cm">
          <text:p text:style-name="P10"><text:span text:style-name="T5">Mains Grid</text:span></text:p>
          <text:p text:style-name="P10"><text:span text:style-name="T5">(Tibber)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25cm" svg:height="1.5cm" svg:x="24.25cm" svg:y="16cm">
          <text:p text:style-name="P10"><text:span text:style-name="T5">Solar</text:span></text:p>
          <text:p text:style-name="P10"><text:span text:style-name="T5">Balk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25cm" svg:height="2.25cm" svg:x="23.25cm" svg:y="10.5cm">
          <text:p text:style-name="P3">Multipl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3cm" svg:height="1.5cm" svg:x="25cm" svg:y="6.25cm">
          <text:p text:style-name="P10"><text:span text:style-name="T5">Batte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cm" svg:height="3.25cm" svg:x="9cm" svg:y="12cm">
          <text:p text:style-name="P3">Energy </text:p>
          <text:p text:style-name="P3">M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3.75cm" svg:height="2.25cm" svg:x="16cm" svg:y="12.5cm">
          <text:p text:style-name="P3">EM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3" draw:layer="layout" svg:x1="19.75cm" svg:y1="14cm" svg:x2="24.25cm" svg:y2="16cm">
          <text:p text:style-name="P12"><text:span text:style-name="T3">BPvSolar</text:span></text:p>
          <text:p text:style-name="P12"><text:span text:style-name="T3"/></text:p>
        </draw:line>
        <draw:custom-shape draw:style-name="gr11" draw:text-style-name="P10" draw:layer="layout" svg:width="3.25cm" svg:height="1.5cm" svg:x="19.25cm" svg:y="18cm">
          <text:p text:style-name="P10"><text:span text:style-name="T5">Consumer</text:span></text:p>
          <draw:enhanced-geometry svg:viewBox="0 0 21600 21600" draw:type="rectangle" draw:enhanced-path="M 0 0 L 21600 0 21600 21600 0 21600 0 0 Z N"/>
        </draw:custom-shape>
        <draw:line draw:style-name="gr2" draw:text-style-name="P15" draw:layer="layout" svg:x1="17.75cm" svg:y1="14.75cm" svg:x2="20.25cm" svg:y2="18cm">
          <text:p text:style-name="P14"><text:span text:style-name="T6">CValue</text:span></text:p>
          <text:p text:style-name="P14"><text:span text:style-name="T6"/></text:p>
        </draw:line>
        <draw:custom-shape draw:style-name="gr17" draw:text-style-name="P17" draw:layer="layout" svg:width="10cm" svg:height="2.5cm" svg:x="1.25cm" svg:y="1.25cm">
          <text:p text:style-name="P16"><text:span text:style-name="T7">TValue .. Tibber Value (Consumption / Production</text:span></text:p>
          <text:p text:style-name="P16"><text:span text:style-name="T7">EValue .. EM24 Power Consumption / Production </text:span></text:p>
          <text:p text:style-name="P16"><text:span text:style-name="T7"/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7.25cm" svg:height="3.25cm" svg:x="1.25cm" svg:y="4.25cm">
          <text:p text:style-name="P18"><text:span text:style-name="T7">HPvSolar = EValue - TValue </text:span></text:p>
          <text:p text:style-name="P18"><text:span text:style-name="T8">Cvalue - </text:span><text:span text:style-name="T9">BPvSolar = EValue - VValue</text:span></text:p>
          <text:p text:style-name="P18"><text:span text:style-name="T7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marker draw:name="Arrowheads_20_3" draw:display-name="Arrowheads 3" svg:viewBox="0 0 20 40" svg:d="M0 40l10-40 10 4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12-23T15:16:09.048995162</meta:creation-date>
    <dc:date>2023-12-24T12:30:15.311826928</dc:date>
    <meta:editing-duration>PT23M43S</meta:editing-duration>
    <meta:editing-cycles>2</meta:editing-cycles>
    <meta:generator>LibreOffice/7.1.4.2$MacOSX_X86_64 LibreOffice_project/a529a4fab45b75fefc5b6226684193eb000654f6</meta:generator>
    <meta:document-statistic meta:object-count="22"/>
  </office:meta>
</office:document-meta>
</file>